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</office:font-face-decl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4" style:family="table-column">
      <style:table-column-properties style:column-width="0.6638in" style:use-optimal-column-width="false"/>
    </style:style>
    <style:style style:name="TableColumn45" style:family="table-column">
      <style:table-column-properties style:column-width="1.1284in" style:use-optimal-column-width="false"/>
    </style:style>
    <style:style style:name="TableColumn46" style:family="table-column">
      <style:table-column-properties style:column-width="0.9472in" style:use-optimal-column-width="false"/>
    </style:style>
    <style:style style:name="TableColumn47" style:family="table-column">
      <style:table-column-properties style:column-width="0.8194in" style:use-optimal-column-width="false"/>
    </style:style>
    <style:style style:name="TableColumn48" style:family="table-column">
      <style:table-column-properties style:column-width="0.9472in" style:use-optimal-column-width="false"/>
    </style:style>
    <style:style style:name="TableColumn49" style:family="table-column">
      <style:table-column-properties style:column-width="1.6187in" style:use-optimal-column-width="false"/>
    </style:style>
    <style:style style:name="Table43" style:family="table">
      <style:table-properties style:width="6.125in" fo:margin-left="0.4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2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6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8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0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1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2" style:family="table-cell">
      <style:table-cell-properties fo:border="0.0069in solid #000000" fo:background-color="#D9D9D9" fo:padding-top="0in" fo:padding-left="0.075in" fo:padding-bottom="0in" fo:padding-right="0.075in"/>
    </style:style>
    <style:style style:name="P6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style:font-name-complex="Arial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abletext" style:family="paragraph">
      <style:text-properties style:font-name-complex="Arial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Tabletext" style:family="paragraph">
      <style:text-properties style:font-name-complex="Arial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Tabletext" style:family="paragraph">
      <style:text-properties style:font-name-complex="Arial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abletext" style:family="paragraph">
      <style:text-properties style:font-name-complex="Arial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style:font-name-complex="Arial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Tabletext" style:family="paragraph">
      <style:paragraph-properties fo:text-align="center"/>
      <style:text-properties style:font-name-complex="Arial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Tabletext" style:family="paragraph">
      <style:text-properties style:font-name-complex="Arial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Tabletext" style:family="paragraph">
      <style:text-properties style:font-name-complex="Arial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Tabletext" style:family="paragraph">
      <style:text-properties style:font-name-complex="Arial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Tabletext" style:family="paragraph">
      <style:text-properties style:font-name-complex="Arial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Tabletext" style:family="paragraph">
      <style:text-properties style:font-name-complex="Arial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Tabletext" style:family="paragraph">
      <style:paragraph-properties fo:text-align="center"/>
      <style:text-properties style:font-name-complex="Arial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Tabletext" style:family="paragraph">
      <style:paragraph-properties fo:text-align="center"/>
      <style:text-properties style:font-name-complex="Arial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Tabletext" style:family="paragraph">
      <style:paragraph-properties fo:text-align="center"/>
      <style:text-properties style:font-name-complex="Arial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Tabletext" style:family="paragraph">
      <style:paragraph-properties fo:text-align="center"/>
      <style:text-properties style:font-name-complex="Arial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Tabletext" style:family="paragraph">
      <style:paragraph-properties fo:text-align="center"/>
      <style:text-properties style:font-name-complex="Arial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Tabletext" style:family="paragraph">
      <style:paragraph-properties fo:text-align="center"/>
      <style:text-properties style:font-name-complex="Arial"/>
    </style:style>
    <style:style style:name="P106" style:parent-style-name="Normal" style:family="paragraph">
      <style:paragraph-properties fo:text-align="end" fo:margin-bottom="0in"/>
    </style:style>
    <style:style style:name="T107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8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09" style:parent-style-name="Normal" style:family="paragraph">
      <style:paragraph-properties fo:break-before="page"/>
    </style:style>
    <style:style style:name="P110" style:parent-style-name="Heading1" style:family="paragraph">
      <style:paragraph-properties fo:break-before="page"/>
    </style:style>
    <style:style style:name="TableColumn112" style:family="table-column">
      <style:table-column-properties style:column-width="0.284in" style:use-optimal-column-width="false"/>
    </style:style>
    <style:style style:name="TableColumn113" style:family="table-column">
      <style:table-column-properties style:column-width="2.625in" style:use-optimal-column-width="false"/>
    </style:style>
    <style:style style:name="TableColumn114" style:family="table-column">
      <style:table-column-properties style:column-width="2.2243in" style:use-optimal-column-width="false"/>
    </style:style>
    <style:style style:name="TableColumn115" style:family="table-column">
      <style:table-column-properties style:column-width="0.8201in" style:use-optimal-column-width="false"/>
    </style:style>
    <style:style style:name="TableColumn116" style:family="table-column">
      <style:table-column-properties style:column-width="1.0409in" style:use-optimal-column-width="false"/>
    </style:style>
    <style:style style:name="Table111" style:family="table">
      <style:table-properties style:width="6.9944in" fo:margin-left="-0.3423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1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0" style:family="table-cell">
      <style:table-cell-properties fo:border="0.0069in solid #000000" fo:background-color="#D9D9D9" fo:padding-top="0in" fo:padding-left="0in" fo:padding-bottom="0in" fo:padding-right="0in"/>
    </style:style>
    <style:style style:name="P12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2" style:family="table-cell">
      <style:table-cell-properties fo:border="0.0069in solid #000000" fo:background-color="#D9D9D9" fo:padding-top="0in" fo:padding-left="0in" fo:padding-bottom="0in" fo:padding-right="0in"/>
    </style:style>
    <style:style style:name="P12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4" style:family="table-cell">
      <style:table-cell-properties fo:border="0.0069in solid #000000" fo:background-color="#D9D9D9" fo:padding-top="0in" fo:padding-left="0in" fo:padding-bottom="0in" fo:padding-right="0in"/>
    </style:style>
    <style:style style:name="P125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6" style:family="table-cell">
      <style:table-cell-properties fo:border="0.0069in solid #000000" fo:background-color="#D9D9D9" fo:padding-top="0in" fo:padding-left="0in" fo:padding-bottom="0in" fo:padding-right="0in"/>
    </style:style>
    <style:style style:name="P12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8" style:family="table-row">
      <style:table-row-properties style:min-row-height="0.243in" style:use-optimal-row-height="false"/>
    </style:style>
    <style:style style:name="TableCell129" style:family="table-cell">
      <style:table-cell-properties fo:border="0.0069in solid #000000" fo:padding-top="0in" fo:padding-left="0.0069in" fo:padding-bottom="0in" fo:padding-right="0.0069in"/>
    </style:style>
    <style:style style:name="TableCell130" style:family="table-cell">
      <style:table-cell-properties fo:border="0.0069in solid #000000" fo:padding-top="0in" fo:padding-left="0in" fo:padding-bottom="0in" fo:padding-right="0in"/>
    </style:style>
    <style:style style:name="TableCell131" style:family="table-cell">
      <style:table-cell-properties fo:border="0.0069in solid #000000" fo:padding-top="0in" fo:padding-left="0in" fo:padding-bottom="0in" fo:padding-right="0in"/>
    </style:style>
    <style:style style:name="P13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33" style:family="table-cell">
      <style:table-cell-properties fo:border="0.0069in solid #000000" fo:padding-top="0in" fo:padding-left="0in" fo:padding-bottom="0in" fo:padding-right="0in"/>
    </style:style>
    <style:style style:name="TableCell134" style:family="table-cell">
      <style:table-cell-properties fo:border="0.0069in solid #000000" fo:padding-top="0in" fo:padding-left="0in" fo:padding-bottom="0in" fo:padding-right="0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padding-top="0in" fo:padding-left="0.0069in" fo:padding-bottom="0in" fo:padding-right="0.0069in"/>
    </style:style>
    <style:style style:name="TableCell137" style:family="table-cell">
      <style:table-cell-properties fo:border="0.0069in solid #000000" fo:padding-top="0in" fo:padding-left="0in" fo:padding-bottom="0in" fo:padding-right="0in"/>
    </style:style>
    <style:style style:name="TableCell138" style:family="table-cell">
      <style:table-cell-properties fo:border="0.0069in solid #000000" fo:padding-top="0in" fo:padding-left="0in" fo:padding-bottom="0in" fo:padding-right="0in"/>
    </style:style>
    <style:style style:name="P13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0" style:family="table-cell">
      <style:table-cell-properties fo:border="0.0069in solid #000000" fo:padding-top="0in" fo:padding-left="0in" fo:padding-bottom="0in" fo:padding-right="0in"/>
    </style:style>
    <style:style style:name="TableCell141" style:family="table-cell">
      <style:table-cell-properties fo:border="0.0069in solid #000000" fo:padding-top="0in" fo:padding-left="0in" fo:padding-bottom="0in" fo:padding-right="0in"/>
    </style:style>
    <style:style style:name="P142" style:parent-style-name="ListParagraph" style:list-style-name="LFO1" style:family="paragraph"/>
    <style:style style:name="P143" style:parent-style-name="ListParagraph" style:list-style-name="LFO1" style:family="paragraph"/>
    <style:style style:name="P144" style:parent-style-name="ListParagraph" style:list-style-name="LFO2" style:family="paragraph"/>
    <style:style style:name="P145" style:parent-style-name="ListParagraph" style:list-style-name="LFO2" style:family="paragraph"/>
    <style:style style:name="P146" style:parent-style-name="ListParagraph" style:list-style-name="LFO3" style:family="paragraph"/>
    <style:style style:name="P147" style:parent-style-name="ListParagraph" style:list-style-name="LFO3" style:family="paragraph"/>
    <style:style style:name="P148" style:parent-style-name="Heading1" style:family="paragraph">
      <style:paragraph-properties fo:break-before="page"/>
    </style:style>
    <style:style style:name="TableColumn150" style:family="table-column">
      <style:table-column-properties style:column-width="0.284in" style:use-optimal-column-width="false"/>
    </style:style>
    <style:style style:name="TableColumn151" style:family="table-column">
      <style:table-column-properties style:column-width="2.2215in" style:use-optimal-column-width="false"/>
    </style:style>
    <style:style style:name="TableColumn152" style:family="table-column">
      <style:table-column-properties style:column-width="2.6in" style:use-optimal-column-width="false"/>
    </style:style>
    <style:style style:name="TableColumn153" style:family="table-column">
      <style:table-column-properties style:column-width="0.8201in" style:use-optimal-column-width="false"/>
    </style:style>
    <style:style style:name="TableColumn154" style:family="table-column">
      <style:table-column-properties style:column-width="1.0409in" style:use-optimal-column-width="false"/>
    </style:style>
    <style:style style:name="Table149" style:family="table">
      <style:table-properties style:width="6.9666in" fo:margin-left="-0.3423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5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58" style:family="table-cell">
      <style:table-cell-properties fo:border="0.0069in solid #000000" fo:background-color="#D9D9D9" fo:padding-top="0in" fo:padding-left="0in" fo:padding-bottom="0in" fo:padding-right="0in"/>
    </style:style>
    <style:style style:name="P15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0" style:family="table-cell">
      <style:table-cell-properties fo:border="0.0069in solid #000000" fo:background-color="#D9D9D9" fo:padding-top="0in" fo:padding-left="0in" fo:padding-bottom="0in" fo:padding-right="0in"/>
    </style:style>
    <style:style style:name="P16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2" style:family="table-cell">
      <style:table-cell-properties fo:border="0.0069in solid #000000" fo:background-color="#D9D9D9" fo:padding-top="0in" fo:padding-left="0in" fo:padding-bottom="0in" fo:padding-right="0in"/>
    </style:style>
    <style:style style:name="P16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64" style:family="table-cell">
      <style:table-cell-properties fo:border="0.0069in solid #000000" fo:background-color="#D9D9D9" fo:padding-top="0in" fo:padding-left="0in" fo:padding-bottom="0in" fo:padding-right="0in"/>
    </style:style>
    <style:style style:name="P165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66" style:family="table-row">
      <style:table-row-properties style:min-row-height="0.243in" style:use-optimal-row-height="false"/>
    </style:style>
    <style:style style:name="TableCell167" style:family="table-cell">
      <style:table-cell-properties fo:border="0.0069in solid #000000" fo:padding-top="0in" fo:padding-left="0.0069in" fo:padding-bottom="0in" fo:padding-right="0.0069in"/>
    </style:style>
    <style:style style:name="TableCell168" style:family="table-cell">
      <style:table-cell-properties fo:border="0.0069in solid #000000" fo:padding-top="0in" fo:padding-left="0in" fo:padding-bottom="0in" fo:padding-right="0in"/>
    </style:style>
    <style:style style:name="TableCell169" style:family="table-cell">
      <style:table-cell-properties fo:border="0.0069in solid #000000" fo:padding-top="0in" fo:padding-left="0in" fo:padding-bottom="0in" fo:padding-right="0in"/>
    </style:style>
    <style:style style:name="P17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1" style:family="table-cell">
      <style:table-cell-properties fo:border="0.0069in solid #000000" fo:padding-top="0in" fo:padding-left="0in" fo:padding-bottom="0in" fo:padding-right="0in"/>
    </style:style>
    <style:style style:name="TableCell172" style:family="table-cell">
      <style:table-cell-properties fo:border="0.0069in solid #000000" fo:padding-top="0in" fo:padding-left="0in" fo:padding-bottom="0in" fo:padding-right="0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fo:padding-top="0in" fo:padding-left="0.0069in" fo:padding-bottom="0in" fo:padding-right="0.0069in"/>
    </style:style>
    <style:style style:name="TableCell175" style:family="table-cell">
      <style:table-cell-properties fo:border="0.0069in solid #000000" fo:padding-top="0in" fo:padding-left="0in" fo:padding-bottom="0in" fo:padding-right="0in"/>
    </style:style>
    <style:style style:name="TableCell176" style:family="table-cell">
      <style:table-cell-properties fo:border="0.0069in solid #000000" fo:padding-top="0in" fo:padding-left="0in" fo:padding-bottom="0in" fo:padding-right="0in"/>
    </style:style>
    <style:style style:name="P17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8" style:family="table-cell">
      <style:table-cell-properties fo:border="0.0069in solid #000000" fo:padding-top="0in" fo:padding-left="0in" fo:padding-bottom="0in" fo:padding-right="0in"/>
    </style:style>
    <style:style style:name="TableCell179" style:family="table-cell">
      <style:table-cell-properties fo:border="0.0069in solid #000000" fo:padding-top="0in" fo:padding-left="0in" fo:padding-bottom="0in" fo:padding-right="0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fo:padding-top="0in" fo:padding-left="0.0069in" fo:padding-bottom="0in" fo:padding-right="0.0069in"/>
    </style:style>
    <style:style style:name="TableCell182" style:family="table-cell">
      <style:table-cell-properties fo:border="0.0069in solid #000000" fo:padding-top="0in" fo:padding-left="0in" fo:padding-bottom="0in" fo:padding-right="0in"/>
    </style:style>
    <style:style style:name="TableCell183" style:family="table-cell">
      <style:table-cell-properties fo:border="0.0069in solid #000000" fo:padding-top="0in" fo:padding-left="0in" fo:padding-bottom="0in" fo:padding-right="0in"/>
    </style:style>
    <style:style style:name="P18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85" style:family="table-cell">
      <style:table-cell-properties fo:border="0.0069in solid #000000" fo:padding-top="0in" fo:padding-left="0in" fo:padding-bottom="0in" fo:padding-right="0in"/>
    </style:style>
    <style:style style:name="TableCell186" style:family="table-cell">
      <style:table-cell-properties fo:border="0.0069in solid #000000" fo:padding-top="0in" fo:padding-left="0in" fo:padding-bottom="0in" fo:padding-right="0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fo:padding-top="0in" fo:padding-left="0.0069in" fo:padding-bottom="0in" fo:padding-right="0.0069in"/>
    </style:style>
    <style:style style:name="TableCell189" style:family="table-cell">
      <style:table-cell-properties fo:border="0.0069in solid #000000" fo:padding-top="0in" fo:padding-left="0in" fo:padding-bottom="0in" fo:padding-right="0in"/>
    </style:style>
    <style:style style:name="TableCell190" style:family="table-cell">
      <style:table-cell-properties fo:border="0.0069in solid #000000" fo:padding-top="0in" fo:padding-left="0in" fo:padding-bottom="0in" fo:padding-right="0in"/>
    </style:style>
    <style:style style:name="P19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2" style:family="table-cell">
      <style:table-cell-properties fo:border="0.0069in solid #000000" fo:padding-top="0in" fo:padding-left="0in" fo:padding-bottom="0in" fo:padding-right="0in"/>
    </style:style>
    <style:style style:name="TableCell193" style:family="table-cell">
      <style:table-cell-properties fo:border="0.0069in solid #000000" fo:padding-top="0in" fo:padding-left="0in" fo:padding-bottom="0in" fo:padding-right="0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fo:padding-top="0in" fo:padding-left="0.0069in" fo:padding-bottom="0in" fo:padding-right="0.0069in"/>
    </style:style>
    <style:style style:name="TableCell196" style:family="table-cell">
      <style:table-cell-properties fo:border="0.0069in solid #000000" fo:padding-top="0in" fo:padding-left="0in" fo:padding-bottom="0in" fo:padding-right="0in"/>
    </style:style>
    <style:style style:name="TableCell197" style:family="table-cell">
      <style:table-cell-properties fo:border="0.0069in solid #000000" fo:padding-top="0in" fo:padding-left="0in" fo:padding-bottom="0in" fo:padding-right="0in"/>
    </style:style>
    <style:style style:name="P19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99" style:family="table-cell">
      <style:table-cell-properties fo:border="0.0069in solid #000000" fo:padding-top="0in" fo:padding-left="0in" fo:padding-bottom="0in" fo:padding-right="0in"/>
    </style:style>
    <style:style style:name="TableCell200" style:family="table-cell">
      <style:table-cell-properties fo:border="0.0069in solid #000000" fo:padding-top="0in" fo:padding-left="0in" fo:padding-bottom="0in" fo:padding-right="0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padding-top="0in" fo:padding-left="0.0069in" fo:padding-bottom="0in" fo:padding-right="0.0069in"/>
    </style:style>
    <style:style style:name="TableCell203" style:family="table-cell">
      <style:table-cell-properties fo:border="0.0069in solid #000000" fo:padding-top="0in" fo:padding-left="0in" fo:padding-bottom="0in" fo:padding-right="0in"/>
    </style:style>
    <style:style style:name="TableCell204" style:family="table-cell">
      <style:table-cell-properties fo:border="0.0069in solid #000000" fo:padding-top="0in" fo:padding-left="0in" fo:padding-bottom="0in" fo:padding-right="0in"/>
    </style:style>
    <style:style style:name="P20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6" style:family="table-cell">
      <style:table-cell-properties fo:border="0.0069in solid #000000" fo:padding-top="0in" fo:padding-left="0in" fo:padding-bottom="0in" fo:padding-right="0in"/>
    </style:style>
    <style:style style:name="TableCell207" style:family="table-cell">
      <style:table-cell-properties fo:border="0.0069in solid #000000" fo:padding-top="0in" fo:padding-left="0in" fo:padding-bottom="0in" fo:padding-right="0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padding-top="0in" fo:padding-left="0.0069in" fo:padding-bottom="0in" fo:padding-right="0.0069in"/>
    </style:style>
    <style:style style:name="TableCell210" style:family="table-cell">
      <style:table-cell-properties fo:border="0.0069in solid #000000" fo:padding-top="0in" fo:padding-left="0in" fo:padding-bottom="0in" fo:padding-right="0in"/>
    </style:style>
    <style:style style:name="TableCell211" style:family="table-cell">
      <style:table-cell-properties fo:border="0.0069in solid #000000" fo:padding-top="0in" fo:padding-left="0in" fo:padding-bottom="0in" fo:padding-right="0in"/>
    </style:style>
    <style:style style:name="T21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16" style:family="table-cell">
      <style:table-cell-properties fo:border="0.0069in solid #000000" fo:padding-top="0in" fo:padding-left="0in" fo:padding-bottom="0in" fo:padding-right="0in"/>
    </style:style>
    <style:style style:name="TableCell217" style:family="table-cell">
      <style:table-cell-properties fo:border="0.0069in solid #000000" fo:padding-top="0in" fo:padding-left="0in" fo:padding-bottom="0in" fo:padding-right="0in"/>
    </style:style>
    <style:style style:name="P218" style:parent-style-name="NoSpacing" style:list-style-name="LFO4" style:family="paragraph"/>
    <style:style style:name="P219" style:parent-style-name="NoSpacing" style:list-style-name="LFO4" style:family="paragraph"/>
    <style:style style:name="P220" style:parent-style-name="NoSpacing" style:list-style-name="LFO4" style:family="paragraph"/>
    <style:style style:name="P221" style:parent-style-name="NoSpacing" style:list-style-name="LFO4" style:family="paragraph"/>
    <style:style style:name="P222" style:parent-style-name="NoSpacing" style:list-style-name="LFO4" style:family="paragraph"/>
    <style:style style:name="P223" style:parent-style-name="NoSpacing" style:list-style-name="LFO4" style:family="paragraph"/>
    <style:style style:name="P224" style:parent-style-name="NoSpacing" style:list-style-name="LFO4" style:family="paragraph"/>
    <style:style style:name="P225" style:parent-style-name="ListParagraph" style:list-style-name="LFO5" style:family="paragraph"/>
    <style:style style:name="P226" style:parent-style-name="ListParagraph" style:list-style-name="LFO5" style:family="paragraph"/>
    <style:style style:name="P227" style:parent-style-name="ListParagraph" style:list-style-name="LFO5" style:family="paragraph"/>
    <style:style style:name="P228" style:parent-style-name="ListParagraph" style:list-style-name="LFO5" style:family="paragraph"/>
    <style:style style:name="P229" style:parent-style-name="ListParagraph" style:list-style-name="LFO5" style:family="paragraph"/>
    <style:style style:name="P230" style:parent-style-name="ListParagraph" style:list-style-name="LFO5" style:family="paragraph"/>
    <style:style style:name="P231" style:parent-style-name="ListParagraph" style:list-style-name="LFO5" style:family="paragraph"/>
    <style:style style:name="P232" style:parent-style-name="ListParagraph" style:list-style-name="LFO6" style:family="paragraph"/>
    <style:style style:name="P233" style:parent-style-name="ListParagraph" style:list-style-name="LFO6" style:family="paragraph"/>
    <style:style style:name="P234" style:parent-style-name="ListParagraph" style:list-style-name="LFO6" style:family="paragraph"/>
    <style:style style:name="P235" style:parent-style-name="ListParagraph" style:list-style-name="LFO6" style:family="paragraph"/>
    <style:style style:name="P236" style:parent-style-name="ListParagraph" style:list-style-name="LFO6" style:family="paragraph"/>
    <style:style style:name="P237" style:parent-style-name="ListParagraph" style:list-style-name="LFO6" style:family="paragraph"/>
    <style:style style:name="P238" style:parent-style-name="ListParagraph" style:list-style-name="LFO6" style:family="paragraph"/>
    <style:style style:name="P239" style:parent-style-name="Heading1" style:family="paragraph">
      <style:paragraph-properties fo:break-before="page"/>
    </style:style>
    <style:style style:name="TableColumn241" style:family="table-column">
      <style:table-column-properties style:column-width="0.9687in" style:use-optimal-column-width="false"/>
    </style:style>
    <style:style style:name="TableColumn242" style:family="table-column">
      <style:table-column-properties style:column-width="2.1145in" style:use-optimal-column-width="false"/>
    </style:style>
    <style:style style:name="TableColumn243" style:family="table-column">
      <style:table-column-properties style:column-width="1.8229in" style:use-optimal-column-width="false"/>
    </style:style>
    <style:style style:name="TableColumn244" style:family="table-column">
      <style:table-column-properties style:column-width="0.9479in" style:use-optimal-column-width="false"/>
    </style:style>
    <style:style style:name="Table240" style:family="table">
      <style:table-properties style:width="5.8541in" fo:margin-left="0.3784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fo:background-color="#D9D9D9" fo:padding-top="0in" fo:padding-left="0in" fo:padding-bottom="0in" fo:padding-right="0in"/>
    </style:style>
    <style:style style:name="P24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8" style:family="table-cell">
      <style:table-cell-properties fo:border="0.0069in solid #000000" fo:background-color="#D9D9D9" fo:padding-top="0in" fo:padding-left="0in" fo:padding-bottom="0in" fo:padding-right="0in"/>
    </style:style>
    <style:style style:name="P24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0" style:family="table-cell">
      <style:table-cell-properties fo:border="0.0069in solid #000000" fo:background-color="#D9D9D9" fo:padding-top="0in" fo:padding-left="0in" fo:padding-bottom="0in" fo:padding-right="0in"/>
    </style:style>
    <style:style style:name="P25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52" style:family="table-cell">
      <style:table-cell-properties fo:border="0.0069in solid #000000" fo:background-color="#D9D9D9" fo:padding-top="0in" fo:padding-left="0in" fo:padding-bottom="0in" fo:padding-right="0in"/>
    </style:style>
    <style:style style:name="T253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4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5" style:parent-style-name="DefaultParagraphFont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256" style:family="table-row">
      <style:table-row-properties style:min-row-height="0.3715in" style:use-optimal-row-height="false"/>
    </style:style>
    <style:style style:name="TableCell257" style:family="table-cell">
      <style:table-cell-properties fo:border="0.0069in solid #000000" fo:padding-top="0in" fo:padding-left="0in" fo:padding-bottom="0in" fo:padding-right="0in"/>
    </style:style>
    <style:style style:name="TableCell258" style:family="table-cell">
      <style:table-cell-properties fo:border="0.0069in solid #000000" fo:padding-top="0in" fo:padding-left="0in" fo:padding-bottom="0in" fo:padding-right="0in"/>
    </style:style>
    <style:style style:name="TableCell259" style:family="table-cell">
      <style:table-cell-properties fo:border="0.0069in solid #000000" fo:padding-top="0in" fo:padding-left="0in" fo:padding-bottom="0in" fo:padding-right="0in"/>
    </style:style>
    <style:style style:name="T2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63" style:family="table-cell">
      <style:table-cell-properties fo:border="0.0069in solid #000000" fo:padding-top="0in" fo:padding-left="0in" fo:padding-bottom="0in" fo:padding-right="0in"/>
    </style:style>
    <style:style style:name="TableRow264" style:family="table-row">
      <style:table-row-properties style:min-row-height="0.8125in" style:use-optimal-row-height="false"/>
    </style:style>
    <style:style style:name="TableCell265" style:family="table-cell">
      <style:table-cell-properties fo:border="0.0069in solid #000000" fo:padding-top="0in" fo:padding-left="0in" fo:padding-bottom="0in" fo:padding-right="0in"/>
    </style:style>
    <style:style style:name="TableCell266" style:family="table-cell">
      <style:table-cell-properties fo:border="0.0069in solid #000000" fo:padding-top="0in" fo:padding-left="0in" fo:padding-bottom="0in" fo:padding-right="0in"/>
    </style:style>
    <style:style style:name="TableCell267" style:family="table-cell">
      <style:table-cell-properties fo:border="0.0069in solid #000000" fo:padding-top="0in" fo:padding-left="0in" fo:padding-bottom="0in" fo:padding-right="0in"/>
    </style:style>
    <style:style style:name="T2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6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72" style:family="table-cell">
      <style:table-cell-properties fo:border="0.0069in solid #000000" fo:padding-top="0in" fo:padding-left="0in" fo:padding-bottom="0in" fo:padding-right="0in"/>
    </style:style>
    <style:style style:name="TableRow273" style:family="table-row">
      <style:table-row-properties style:min-row-height="0.5937in" style:use-optimal-row-height="false"/>
    </style:style>
    <style:style style:name="TableCell274" style:family="table-cell">
      <style:table-cell-properties fo:border="0.0069in solid #000000" fo:padding-top="0in" fo:padding-left="0in" fo:padding-bottom="0in" fo:padding-right="0in"/>
    </style:style>
    <style:style style:name="TableCell275" style:family="table-cell">
      <style:table-cell-properties fo:border="0.0069in solid #000000" fo:padding-top="0in" fo:padding-left="0in" fo:padding-bottom="0in" fo:padding-right="0in"/>
    </style:style>
    <style:style style:name="TableCell276" style:family="table-cell">
      <style:table-cell-properties fo:border="0.0069in solid #000000" fo:padding-top="0in" fo:padding-left="0in" fo:padding-bottom="0in" fo:padding-right="0in"/>
    </style:style>
    <style:style style:name="P27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8" style:family="table-cell">
      <style:table-cell-properties fo:border="0.0069in solid #000000" fo:padding-top="0in" fo:padding-left="0in" fo:padding-bottom="0in" fo:padding-right="0in"/>
    </style:style>
    <style:style style:name="TableRow279" style:family="table-row">
      <style:table-row-properties style:min-row-height="0.7916in" style:use-optimal-row-height="false"/>
    </style:style>
    <style:style style:name="TableCell280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81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82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28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Row285" style:family="table-row">
      <style:table-row-properties style:min-row-height="1.0416in"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87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88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28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93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294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2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9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98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301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ableCell302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T30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06" style:family="table-cell">
      <style:table-cell-properties fo:border-top="none" fo:border-left="0.0069in solid #000000" fo:border-bottom="0.0069in solid #000000" fo:border-right="0.0069in solid #000000" fo:padding-top="0in" fo:padding-left="0in" fo:padding-bottom="0in" fo:padding-right="0in"/>
    </style:style>
    <style:style style:name="P307" style:parent-style-name="NoSpacing" style:list-style-name="LFO7" style:family="paragraph"/>
    <style:style style:name="P308" style:parent-style-name="NoSpacing" style:list-style-name="LFO4" style:family="paragraph"/>
    <style:style style:name="P309" style:parent-style-name="NoSpacing" style:list-style-name="LFO4" style:family="paragraph"/>
    <style:style style:name="P310" style:parent-style-name="NoSpacing" style:list-style-name="LFO4" style:family="paragraph"/>
    <style:style style:name="P311" style:parent-style-name="NoSpacing" style:list-style-name="LFO4" style:family="paragraph"/>
    <style:style style:name="P312" style:parent-style-name="NoSpacing" style:list-style-name="LFO4" style:family="paragraph"/>
    <style:style style:name="P313" style:parent-style-name="NoSpacing" style:list-style-name="LFO4" style:family="paragraph"/>
    <style:style style:name="P314" style:parent-style-name="ListParagraph" style:list-style-name="LFO8" style:family="paragraph"/>
    <style:style style:name="P315" style:parent-style-name="ListParagraph" style:list-style-name="LFO5" style:family="paragraph"/>
    <style:style style:name="P316" style:parent-style-name="ListParagraph" style:list-style-name="LFO5" style:family="paragraph"/>
    <style:style style:name="P317" style:parent-style-name="ListParagraph" style:list-style-name="LFO5" style:family="paragraph"/>
    <style:style style:name="P318" style:parent-style-name="ListParagraph" style:list-style-name="LFO5" style:family="paragraph"/>
    <style:style style:name="P319" style:parent-style-name="ListParagraph" style:list-style-name="LFO5" style:family="paragraph"/>
    <style:style style:name="P320" style:parent-style-name="ListParagraph" style:list-style-name="LFO5" style:family="paragraph"/>
    <style:style style:name="P321" style:parent-style-name="ListParagraph" style:list-style-name="LFO9" style:family="paragraph"/>
    <style:style style:name="P322" style:parent-style-name="ListParagraph" style:list-style-name="LFO6" style:family="paragraph"/>
    <style:style style:name="P323" style:parent-style-name="ListParagraph" style:list-style-name="LFO6" style:family="paragraph"/>
    <style:style style:name="P324" style:parent-style-name="ListParagraph" style:list-style-name="LFO6" style:family="paragraph"/>
    <style:style style:name="P325" style:parent-style-name="ListParagraph" style:list-style-name="LFO6" style:family="paragraph"/>
    <style:style style:name="P326" style:parent-style-name="ListParagraph" style:list-style-name="LFO6" style:family="paragraph"/>
    <style:style style:name="P327" style:parent-style-name="ListParagraph" style:list-style-name="LFO6" style:family="paragraph"/>
  </office:automatic-styles>
  <office:body>
    <office:text text:use-soft-page-breaks="true">
      <text:p text:style-name="P1">Software Application Testing</text:p>
      <text:p text:style-name="Title">Assessment task 2</text:p>
      <text:p text:style-name="Title">Ciarán Maher 11/01/2016</text:p>
      <text:p text:style-name="Title">KTQ0855</text:p>
      <text:p text:style-name="Normal"/>
      <text:p text:style-name="Normal"/>
      <text:p text:style-name="P6">Test Plan</text:p>
      <text:p text:style-name="P7"/>
      <text:p text:style-name="TOCHeading">Contents</text:p>
      <text:p text:style-name="P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40016137" office:target-frame-name="_top" xlink:show="replace"><text:span text:style-name="Hyperlink">VERSION HISTORY</text:span></text:a><text:a xlink:href="#_Toc440016137" office:target-frame-name="_top" xlink:show="replace"><text:tab/>3</text:a></text:p>
          <text:p text:style-name="P10"><text:a xlink:href="#_Toc440016138" office:target-frame-name="_top" xlink:show="replace"><text:span text:style-name="Hyperlink">Introduction</text:span></text:a><text:a xlink:href="#_Toc440016138" office:target-frame-name="_top" xlink:show="replace"><text:tab/>4</text:a></text:p>
          <text:p text:style-name="P11"><text:a xlink:href="#_Toc440016139" office:target-frame-name="_top" xlink:show="replace"><text:span text:style-name="Hyperlink">Purpose of The Test Plan Document</text:span></text:a><text:a xlink:href="#_Toc440016139" office:target-frame-name="_top" xlink:show="replace"><text:tab/>4</text:a></text:p>
          <text:p text:style-name="P12"><text:a xlink:href="#_Toc440016140" office:target-frame-name="_top" xlink:show="replace"><text:span text:style-name="Hyperlink">System Testi</text:span><text:span text:style-name="Hyperlink">ng</text:span></text:a><text:a xlink:href="#_Toc440016140" office:target-frame-name="_top" xlink:show="replace"><text:tab/>5</text:a></text:p>
          <text:p text:style-name="P13"><text:a xlink:href="#_Toc440016141" office:target-frame-name="_top" xlink:show="replace"><text:span text:style-name="Hyperlink">Test Risks / Issues</text:span></text:a><text:a xlink:href="#_Toc440016141" office:target-frame-name="_top" xlink:show="replace"><text:tab/>5</text:a></text:p>
          <text:p text:style-name="P14"><text:a xlink:href="#_Toc440016142" office:target-frame-name="_top" xlink:show="replace"><text:span text:style-name="Hyperlink">Items to</text:span></text:a><text:a xlink:href="#_Toc440016142" office:target-frame-name="_top" xlink:show="replace"><text:span text:style-name="Hyperlink"><text:s/>be Tested / Not Tested</text:span></text:a><text:a xlink:href="#_Toc440016142" office:target-frame-name="_top" xlink:show="replace"><text:tab/>5</text:a></text:p>
          <text:p text:style-name="P15"><text:a xlink:href="#_Toc440016143" office:target-frame-name="_top" xlink:show="replace"><text:span text:style-name="Hyperlink">Test Approach(s)</text:span></text:a><text:a xlink:href="#_Toc440016143" office:target-frame-name="_top" xlink:show="replace"><text:tab/>5</text:a></text:p>
          <text:p text:style-name="P16"><text:a xlink:href="#_Toc440016144" office:target-frame-name="_top" xlink:show="replace"><text:span text:style-name="Hyperlink">Test Regulatory / Mandate Criteria</text:span></text:a><text:a xlink:href="#_Toc440016144" office:target-frame-name="_top" xlink:show="replace"><text:tab/>5</text:a></text:p>
          <text:p text:style-name="P17"><text:a xlink:href="#_Toc440016145" office:target-frame-name="_top" xlink:show="replace"><text:span text:style-name="Hyperlink">Test Pass / Fail Criteria</text:span></text:a><text:a xlink:href="#_Toc440016145" office:target-frame-name="_top" xlink:show="replace"><text:tab/>5</text:a></text:p>
          <text:p text:style-name="P18"><text:a xlink:href="#_Toc440016146" office:target-frame-name="_top" xlink:show="replace"><text:span text:style-name="Hyperlink">Test Entry / Exit<text:s/></text:span></text:a><text:a xlink:href="#_Toc440016146" office:target-frame-name="_top" xlink:show="replace"><text:span text:style-name="Hyperlink">Criteria</text:span></text:a><text:a xlink:href="#_Toc440016146" office:target-frame-name="_top" xlink:show="replace"><text:tab/>5</text:a></text:p>
          <text:p text:style-name="P19"><text:a xlink:href="#_Toc440016147" office:target-frame-name="_top" xlink:show="replace"><text:span text:style-name="Hyperlink">Test Deliverables</text:span></text:a><text:a xlink:href="#_Toc440016147" office:target-frame-name="_top" xlink:show="replace"><text:tab/>5</text:a></text:p>
          <text:p text:style-name="P20"><text:a xlink:href="#_Toc440016148" office:target-frame-name="_top" xlink:show="replace"><text:span text:style-name="Hyperlink">Test Suspension / Resumption Criteria</text:span></text:a><text:a xlink:href="#_Toc440016148" office:target-frame-name="_top" xlink:show="replace"><text:tab/>5</text:a></text:p>
          <text:p text:style-name="P21"><text:a xlink:href="#_Toc440016149" office:target-frame-name="_top" xlink:show="replace"><text:span text:style-name="Hyperlink">Test Environmental / Staffing / Training Needs</text:span></text:a><text:a xlink:href="#_Toc440016149" office:target-frame-name="_top" xlink:show="replace"><text:tab/>5</text:a></text:p>
          <text:p text:style-name="P22"><text:a xlink:href="#_Toc440016150" office:target-frame-name="_top" xlink:show="replace"><text:span text:style-name="Hyperlink">Unit<text:s/></text:span></text:a><text:a xlink:href="#_Toc440016150" office:target-frame-name="_top" xlink:show="replace"><text:span text:style-name="Hyperlink">Testing</text:span></text:a><text:a xlink:href="#_Toc440016150" office:target-frame-name="_top" xlink:show="replace"><text:tab/>6</text:a></text:p>
          <text:p text:style-name="P23"><text:a xlink:href="#_Toc440016151" office:target-frame-name="_top" xlink:show="replace"><text:span text:style-name="Hyperlink">Test Risks / Issues</text:span></text:a><text:a xlink:href="#_Toc440016151" office:target-frame-name="_top" xlink:show="replace"><text:tab/>6</text:a></text:p>
          <text:p text:style-name="P24"><text:a xlink:href="#_Toc440016152" office:target-frame-name="_top" xlink:show="replace"><text:span text:style-name="Hyperlink">Items to be Tested / Not Tested</text:span></text:a><text:a xlink:href="#_Toc440016152" office:target-frame-name="_top" xlink:show="replace"><text:tab/>6</text:a></text:p>
          <text:p text:style-name="P25"><text:a xlink:href="#_Toc440016153" office:target-frame-name="_top" xlink:show="replace"><text:span text:style-name="Hyperlink">Test Approach(s)</text:span></text:a><text:a xlink:href="#_Toc440016153" office:target-frame-name="_top" xlink:show="replace"><text:tab/>6</text:a></text:p>
          <text:p text:style-name="P26"><text:a xlink:href="#_Toc440016154" office:target-frame-name="_top" xlink:show="replace"><text:span text:style-name="Hyperlink">Test Regulatory / Mandate Criteria</text:span></text:a><text:a xlink:href="#_Toc440016154" office:target-frame-name="_top" xlink:show="replace"><text:tab/>6</text:a></text:p>
          <text:p text:style-name="P27"><text:a xlink:href="#_Toc440016155" office:target-frame-name="_top" xlink:show="replace"><text:span text:style-name="Hyperlink">Test Pass / Fail Criteria</text:span></text:a><text:a xlink:href="#_Toc440016155" office:target-frame-name="_top" xlink:show="replace"><text:tab/>6</text:a></text:p>
          <text:p text:style-name="P28"><text:a xlink:href="#_Toc440016156" office:target-frame-name="_top" xlink:show="replace"><text:span text:style-name="Hyperlink">Test Entry / Exit Criteria</text:span></text:a><text:a xlink:href="#_Toc440016156" office:target-frame-name="_top" xlink:show="replace"><text:tab/>6</text:a></text:p>
          <text:p text:style-name="P29"><text:a xlink:href="#_Toc440016157" office:target-frame-name="_top" xlink:show="replace"><text:span text:style-name="Hyperlink">Test Deliverables</text:span></text:a><text:a xlink:href="#_Toc440016157" office:target-frame-name="_top" xlink:show="replace"><text:tab/>6</text:a></text:p>
          <text:p text:style-name="P30"><text:a xlink:href="#_Toc440016158" office:target-frame-name="_top" xlink:show="replace"><text:span text:style-name="Hyperlink">Test Suspensio</text:span><text:span text:style-name="Hyperlink">n / Resumption Criteria</text:span></text:a><text:a xlink:href="#_Toc440016158" office:target-frame-name="_top" xlink:show="replace"><text:tab/>6</text:a></text:p>
          <text:p text:style-name="P31"><text:a xlink:href="#_Toc440016159" office:target-frame-name="_top" xlink:show="replace"><text:span text:style-name="Hyperlink">Test Environmental / Staffing / Training Needs</text:span></text:a><text:a xlink:href="#_Toc440016159" office:target-frame-name="_top" xlink:show="replace"><text:tab/>6</text:a></text:p>
          <text:p text:style-name="P32"><text:a xlink:href="#_Toc440016160" office:target-frame-name="_top" xlink:show="replace"><text:span text:style-name="Hyperlink">User Acceptance Testing</text:span></text:a><text:a xlink:href="#_Toc440016160" office:target-frame-name="_top" xlink:show="replace"><text:tab/>7</text:a></text:p>
          <text:p text:style-name="P33"><text:a xlink:href="#_Toc440016161" office:target-frame-name="_top" xlink:show="replace"><text:span text:style-name="Hyperlink">Test Risks / Issues</text:span></text:a><text:a xlink:href="#_Toc440016161" office:target-frame-name="_top" xlink:show="replace"><text:tab/>7</text:a></text:p>
          <text:p text:style-name="P34"><text:a xlink:href="#_Toc440016162" office:target-frame-name="_top" xlink:show="replace"><text:span text:style-name="Hyperlink">Items to be Tested / Not Tested</text:span></text:a><text:a xlink:href="#_Toc440016162" office:target-frame-name="_top" xlink:show="replace"><text:tab/>7</text:a></text:p>
          <text:p text:style-name="P35"><text:a xlink:href="#_Toc440016163" office:target-frame-name="_top" xlink:show="replace"><text:span text:style-name="Hyperlink">Test Approach(s)</text:span></text:a><text:a xlink:href="#_Toc440016163" office:target-frame-name="_top" xlink:show="replace"><text:tab/>7</text:a></text:p>
          <text:p text:style-name="P36"><text:a xlink:href="#_Toc440016164" office:target-frame-name="_top" xlink:show="replace"><text:span text:style-name="Hyperlink">Test Regulatory / Mandate Criteria</text:span></text:a><text:a xlink:href="#_Toc440016164" office:target-frame-name="_top" xlink:show="replace"><text:tab/>7</text:a></text:p>
          <text:p text:style-name="P37"><text:a xlink:href="#_Toc440016165" office:target-frame-name="_top" xlink:show="replace"><text:span text:style-name="Hyperlink">Test Pass / Fail Criteria</text:span></text:a><text:a xlink:href="#_Toc440016165" office:target-frame-name="_top" xlink:show="replace"><text:tab/>7</text:a></text:p>
          <text:p text:style-name="P38"><text:a xlink:href="#_Toc440016166" office:target-frame-name="_top" xlink:show="replace"><text:span text:style-name="Hyperlink">Test Entry /<text:s/></text:span><text:span text:style-name="Hyperlink">Exit Criteria</text:span></text:a><text:a xlink:href="#_Toc440016166" office:target-frame-name="_top" xlink:show="replace"><text:tab/>7</text:a></text:p>
          <text:p text:style-name="P39"><text:a xlink:href="#_Toc440016167" office:target-frame-name="_top" xlink:show="replace"><text:span text:style-name="Hyperlink">Test Deliverables</text:span></text:a><text:a xlink:href="#_Toc440016167" office:target-frame-name="_top" xlink:show="replace"><text:tab/>7</text:a></text:p>
          <text:p text:style-name="P40"><text:a xlink:href="#_Toc440016168" office:target-frame-name="_top" xlink:show="replace"><text:span text:style-name="Hyperlink">Test Suspension / Resumption Criteria</text:span></text:a><text:a xlink:href="#_Toc440016168" office:target-frame-name="_top" xlink:show="replace"><text:tab/>7</text:a></text:p>
          <text:p text:style-name="P41"><text:a xlink:href="#_Toc440016169" office:target-frame-name="_top" xlink:show="replace"><text:span text:style-name="Hyperlink">Test Environmental / Staffing / Training Needs</text:span></text:a><text:a xlink:href="#_Toc440016169" office:target-frame-name="_top" xlink:show="replace"><text:tab/>7</text:a></text:p>
          <text:p text:style-name="P42"><text:a xlink:href="#_Toc440016170" office:target-frame-name="_top" xlink:show="replace"><text:span text:style-name="Hyperlink">Conclusion</text:span></text:a><text:a xlink:href="#_Toc440016170" office:target-frame-name="_top" xlink:show="replace"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40016137"/><text:bookmark-start text:name="_Toc439948480"/>VERSION HISTORY<text:bookmark-end text:name="_Toc440016137"/><text:bookmark-end text:name="_Toc439948480"/></text:h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Version<text:line-break/>#</text:p>
          </table:table-cell>
          <table:table-cell table:style-name="TableCell53">
            <text:p text:style-name="P54">Implemented</text:p>
            <text:p text:style-name="P55">By</text:p>
          </table:table-cell>
          <table:table-cell table:style-name="TableCell56">
            <text:p text:style-name="P57">Revision</text:p>
            <text:p text:style-name="P58">Date</text:p>
          </table:table-cell>
          <table:table-cell table:style-name="TableCell59">
            <text:p text:style-name="P60">Approved</text:p>
            <text:p text:style-name="P61">By</text:p>
          </table:table-cell>
          <table:table-cell table:style-name="TableCell62">
            <text:p text:style-name="P63">Approval</text:p>
            <text:p text:style-name="P64">Date</text:p>
          </table:table-cell>
          <table:table-cell table:style-name="TableCell65">
            <text:p text:style-name="P66">Reason</text:p>
          </table:table-cell>
        </table:table-row>
        <table:table-row table:style-name="TableRow67">
          <table:table-cell table:style-name="TableCell68">
            <text:p text:style-name="P69">1.0</text:p>
          </table:table-cell>
          <table:table-cell table:style-name="TableCell70">
            <text:p text:style-name="P71">Ciarán Maher</text:p>
          </table:table-cell>
          <table:table-cell table:style-name="TableCell72">
            <text:p text:style-name="P73">05/Jan/2016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Tabletext"><text:title text:fixed="false"/><text:span text:style-name="T79">first draft</text:span>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P106"><text:span text:style-name="T107">UP Template Version:</text:span><text:span text:style-name="T108"><text:s/>12/31/07</text:span></text:p>
      <text:p text:style-name="Normal"/>
      <text:p text:style-name="P109"/>
      <text:h text:style-name="Heading1" text:outline-level="1"><text:bookmark-start text:name="_Toc440016138"/><text:bookmark-start text:name="_Toc439948481"/><text:bookmark-start text:name="_Toc439684268"/>Introduction<text:bookmark-end text:name="_Toc438471018"/><text:bookmark-end text:name="_Toc440016138"/><text:bookmark-end text:name="_Toc439948481"/><text:bookmark-end text:name="_Toc439684268"/></text:h>
      <text:h text:style-name="Heading2" text:outline-level="2"><text:bookmark-start text:name="_Toc494193640"/><text:bookmark-start text:name="_Toc456600918"/><text:bookmark-start text:name="_Toc456598587"/><text:bookmark-start text:name="_Toc440016139"/><text:bookmark-start text:name="_Toc439948482"/><text:bookmark-start text:name="_Toc185241524"/><text:bookmark-start text:name="_Toc185241595"/>P<text:bookmark-end text:name="_Toc494193640"/><text:bookmark-end text:name="_Toc456600918"/><text:bookmark-end text:name="_Toc456598587"/>urpose of the<text:s/><text:title text:fixed="false"/>Document<text:bookmark-end text:name="_Toc440016139"/><text:bookmark-end text:name="_Toc439948482"/><text:bookmark-end text:name="_Toc185241524"/></text:h>
      <text:p text:style-name="NoSpacing"><text:bookmark-start text:name="docs-internal-guid-47bea040-79bc-d859-59"/><text:bookmark-end text:name="docs-internal-guid-47bea040-79bc-d859-59"/>The purpose of this test plan document is to outline a test strategy for the application in development. Please also see test log and associated test case document for types of test data, known inputs and expected outputs.</text:p>
      <text:p text:style-name="NoSpacing"/>
      <text:p text:style-name="NoSpacing"><text:line-break/></text:p>
      <text:h text:style-name="P110" text:outline-level="1"><text:bookmark-start text:name="_Toc440016140"/><text:bookmark-start text:name="_Toc439948483"/><text:soft-page-break/>System Testing<text:bookmark-end text:name="_Toc185241595"/><text:bookmark-end text:name="_Toc440016140"/><text:bookmark-end text:name="_Toc439948483"/></text:h>
      <text:h text:style-name="Heading2" text:outline-level="2"><text:bookmark-start text:name="_Toc440016141"/><text:bookmark-start text:name="_Toc439948484"/><text:bookmark-start text:name="_Toc185241596"/>Test Risks / Issues<text:bookmark-start text:name="_Toc439948485"/><text:bookmark-start text:name="_Toc185241597"/><text:bookmark-end text:name="_Toc440016141"/><text:bookmark-end text:name="_Toc439948484"/><text:bookmark-end text:name="_Toc185241596"/></text:h>
      <text:p text:style-name="NoSpacing">N/A</text:p>
      <text:h text:style-name="Heading2" text:outline-level="2"><text:bookmark-start text:name="_Toc440016142"/>Items to be Tested / Not Tested<text:bookmark-end text:name="_Toc439948485"/><text:bookmark-end text:name="_Toc185241597"/><text:bookmark-end text:name="_Toc440016142"/></text:h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ID</text:p>
          </table:table-cell>
          <table:table-cell table:style-name="TableCell120">
            <text:p text:style-name="P121">Item to Test</text:p>
          </table:table-cell>
          <table:table-cell table:style-name="TableCell122">
            <text:p text:style-name="P123">Test Description</text:p>
          </table:table-cell>
          <table:table-cell table:style-name="TableCell124">
            <text:p text:style-name="P125">Test Date</text:p>
          </table:table-cell>
          <table:table-cell table:style-name="TableCell126">
            <text:p text:style-name="P127">Responsibility</text:p>
          </table:table-cell>
        </table:table-row>
        <table:table-row table:style-name="TableRow128">
          <table:table-cell table:style-name="TableCell129">
            <text:p text:style-name="Normal">1.1</text:p>
          </table:table-cell>
          <table:table-cell table:style-name="TableCell130">
            <text:p text:style-name="Normal">Test Menu system works</text:p>
          </table:table-cell>
          <table:table-cell table:style-name="TableCell131">
            <text:p text:style-name="P132">Test each menu button for correct functionality.</text:p>
          </table:table-cell>
          <table:table-cell table:style-name="TableCell133">
            <text:p text:style-name="NoSpacing">11/Jan/2016</text:p>
          </table:table-cell>
          <table:table-cell table:style-name="TableCell134">
            <text:p text:style-name="NoSpacing">CM</text:p>
          </table:table-cell>
        </table:table-row>
        <table:table-row table:style-name="TableRow135">
          <table:table-cell table:style-name="TableCell136">
            <text:p text:style-name="Normal">1.2</text:p>
          </table:table-cell>
          <table:table-cell table:style-name="TableCell137">
            <text:p text:style-name="Normal">Test system is easy to use<text:line-break/>Test that little/no training is required</text:p>
          </table:table-cell>
          <table:table-cell table:style-name="TableCell138">
            <text:p text:style-name="P139">An external tester, with no knowledge of the system, should be requested to perform several simple tasks.</text:p>
          </table:table-cell>
          <table:table-cell table:style-name="TableCell140">
            <text:p text:style-name="NoSpacing">11/Jan/2016</text:p>
          </table:table-cell>
          <table:table-cell table:style-name="TableCell141">
            <text:p text:style-name="NoSpacing">External Tester</text:p>
          </table:table-cell>
        </table:table-row>
      </table:table>
      <text:h text:style-name="Heading2" text:outline-level="2"><text:bookmark-start text:name="_Toc440016143"/><text:bookmark-start text:name="_Toc439948486"/><text:bookmark-start text:name="_Toc185241598"/>Test Approach(s)<text:bookmark-end text:name="_Toc440016143"/><text:bookmark-end text:name="_Toc439948486"/><text:bookmark-end text:name="_Toc185241598"/></text:h>
      <text:list text:style-name="LFO1" text:continue-numbering="true">
        <text:list-item>
          <text:list>
            <text:list-item>
              <text:p text:style-name="P142">Requires a tester that is familiar<text:s/>with the design/requirements for the project. Ensuring that all interface elements function correctly and perform as expected.</text:p>
            </text:list-item>
            <text:list-item>
              <text:p text:style-name="P143">Requires an external test that is unfamiliar with the design/requirements for the project. Ideally, the test should have limited<text:s/>IT skills, to reflect the IT skills of the average user.</text:p>
            </text:list-item>
          </text:list>
        </text:list-item>
      </text:list>
      <text:h text:style-name="Heading2" text:outline-level="2"><text:bookmark-start text:name="_Toc440016144"/><text:bookmark-start text:name="_Toc439948487"/><text:bookmark-start text:name="_Toc185241599"/>Test Regulatory / Mandate Criteria<text:bookmark-end text:name="_Toc440016144"/><text:bookmark-end text:name="_Toc439948487"/><text:bookmark-end text:name="_Toc185241599"/></text:h>
      <text:p text:style-name="Normal">N/A</text:p>
      <text:h text:style-name="Heading2" text:outline-level="2"><text:bookmark-start text:name="_Toc440016145"/><text:bookmark-start text:name="_Toc439948488"/><text:bookmark-start text:name="_Toc185241600"/>Test Pass / Fail Criteria<text:bookmark-end text:name="_Toc440016145"/><text:bookmark-end text:name="_Toc439948488"/><text:bookmark-end text:name="_Toc185241600"/></text:h>
      <text:list text:style-name="LFO2" text:continue-numbering="true">
        <text:list-item>
          <text:list>
            <text:list-item>
              <text:p text:style-name="P144">Required functionality is not present.</text:p>
            </text:list-item>
            <text:list-item>
              <text:p text:style-name="P145">Unskilled user takes too long to complete the test case.</text:p>
            </text:list-item>
          </text:list>
        </text:list-item>
      </text:list>
      <text:h text:style-name="Heading2" text:outline-level="2"><text:bookmark-start text:name="_Toc440016146"/><text:bookmark-start text:name="_Toc439948489"/><text:bookmark-start text:name="_Toc185241601"/>Test Entry / Exit Criteria<text:bookmark-end text:name="_Toc440016146"/><text:bookmark-end text:name="_Toc439948489"/><text:bookmark-end text:name="_Toc185241601"/></text:h>
      <text:list text:style-name="LFO3" text:continue-numbering="true">
        <text:list-item>
          <text:list>
            <text:list-item>
              <text:p text:style-name="P146">Revert to<text:s/>fresh copy of the DB</text:p>
            </text:list-item>
            <text:list-item>
              <text:p text:style-name="P147">Revert to fresh copy of the DB</text:p>
            </text:list-item>
          </text:list>
        </text:list-item>
      </text:list>
      <text:h text:style-name="Heading2" text:outline-level="2"><text:bookmark-start text:name="_Toc440016147"/><text:bookmark-start text:name="_Toc439948490"/><text:bookmark-start text:name="_Toc185241602"/>Test Deliverables<text:bookmark-end text:name="_Toc440016147"/><text:bookmark-end text:name="_Toc439948490"/><text:bookmark-end text:name="_Toc185241602"/></text:h>
      <text:p text:style-name="Normal">System Testing Test log<text:line-break/>System Testing Test Data</text:p>
      <text:h text:style-name="Heading2" text:outline-level="2"><text:bookmark-start text:name="_Toc440016148"/><text:bookmark-start text:name="_Toc439948491"/><text:bookmark-start text:name="_Toc185241603"/>Test Suspension / Resumption Criteria<text:bookmark-end text:name="_Toc440016148"/><text:bookmark-end text:name="_Toc439948491"/><text:bookmark-end text:name="_Toc185241603"/></text:h>
      <text:p text:style-name="NoSpacing">Test should be suspended if any errors or unintended functionality is discovered.</text:p>
      <text:h text:style-name="Heading2" text:outline-level="2"><text:bookmark-start text:name="_Toc440016149"/><text:bookmark-start text:name="_Toc439948492"/><text:bookmark-start text:name="_Toc185241604"/>Test<text:s/>Environmental / Staffing / Training Needs<text:bookmark-end text:name="_Toc440016149"/><text:bookmark-end text:name="_Toc439948492"/><text:bookmark-end text:name="_Toc185241604"/></text:h>
      <text:p text:style-name="NoSpacing"><text:bookmark-start text:name="_Toc185241605"/>N/a</text:p>
      <text:h text:style-name="P148" text:outline-level="1"><text:bookmark-start text:name="_Toc440016150"/><text:bookmark-start text:name="_Toc439948493"/><text:soft-page-break/>Unit Testing<text:bookmark-end text:name="_Toc185241605"/><text:bookmark-end text:name="_Toc440016150"/><text:bookmark-end text:name="_Toc439948493"/></text:h>
      <text:h text:style-name="Heading2" text:outline-level="2"><text:bookmark-start text:name="_Toc440016151"/><text:bookmark-start text:name="_Toc439948494"/><text:bookmark-start text:name="_Toc185241606"/>Test Risks / Issues<text:bookmark-end text:name="_Toc440016151"/><text:bookmark-end text:name="_Toc439948494"/><text:bookmark-end text:name="_Toc185241606"/></text:h>
      <text:p text:style-name="NoSpacing">N/a</text:p>
      <text:h text:style-name="Heading2" text:outline-level="2"><text:bookmark-start text:name="_Toc440016152"/><text:bookmark-start text:name="_Toc439948495"/><text:bookmark-start text:name="_Toc185241607"/>Items to be Tested / Not Tested<text:bookmark-end text:name="_Toc440016152"/><text:bookmark-end text:name="_Toc439948495"/><text:bookmark-end text:name="_Toc185241607"/></text:h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ID</text:p>
          </table:table-cell>
          <table:table-cell table:style-name="TableCell158">
            <text:p text:style-name="P159">Item to Test</text:p>
          </table:table-cell>
          <table:table-cell table:style-name="TableCell160">
            <text:p text:style-name="P161">Test Description</text:p>
          </table:table-cell>
          <table:table-cell table:style-name="TableCell162">
            <text:p text:style-name="P163">Test Date</text:p>
          </table:table-cell>
          <table:table-cell table:style-name="TableCell164">
            <text:p text:style-name="P165">Responsibility</text:p>
          </table:table-cell>
        </table:table-row>
        <table:table-row table:style-name="TableRow166">
          <table:table-cell table:style-name="TableCell167">
            <text:p text:style-name="Normal">1.1</text:p>
          </table:table-cell>
          <table:table-cell table:style-name="TableCell168">
            <text:p text:style-name="Normal">Test form recording Rentals</text:p>
          </table:table-cell>
          <table:table-cell table:style-name="TableCell169">
            <text:p text:style-name="P170">Set an existing DVD to “rented”</text:p>
          </table:table-cell>
          <table:table-cell table:style-name="TableCell171">
            <text:p text:style-name="NoSpacing">11/Jan/2016</text:p>
          </table:table-cell>
          <table:table-cell table:style-name="TableCell172">
            <text:p text:style-name="NoSpacing">CM</text:p>
          </table:table-cell>
        </table:table-row>
        <table:table-row table:style-name="TableRow173">
          <table:table-cell table:style-name="TableCell174">
            <text:p text:style-name="Normal">1.2</text:p>
          </table:table-cell>
          <table:table-cell table:style-name="TableCell175">
            <text:p text:style-name="Normal">Test form recording returns</text:p>
          </table:table-cell>
          <table:table-cell table:style-name="TableCell176">
            <text:p text:style-name="P177">Set an existing DVD to “returned”</text:p>
          </table:table-cell>
          <table:table-cell table:style-name="TableCell178">
            <text:p text:style-name="NoSpacing">11/Jan/2016</text:p>
          </table:table-cell>
          <table:table-cell table:style-name="TableCell179">
            <text:p text:style-name="NoSpacing">CM</text:p>
          </table:table-cell>
        </table:table-row>
        <table:table-row table:style-name="TableRow180">
          <table:table-cell table:style-name="TableCell181">
            <text:p text:style-name="Normal">1.3</text:p>
          </table:table-cell>
          <table:table-cell table:style-name="TableCell182">
            <text:p text:style-name="Normal">Test form to add DVDs</text:p>
          </table:table-cell>
          <table:table-cell table:style-name="TableCell183">
            <text:p text:style-name="P184">Add a new DVD movie to DVDDB</text:p>
          </table:table-cell>
          <table:table-cell table:style-name="TableCell185">
            <text:p text:style-name="NoSpacing">11/Jan/2016</text:p>
          </table:table-cell>
          <table:table-cell table:style-name="TableCell186">
            <text:p text:style-name="NoSpacing">CM</text:p>
          </table:table-cell>
        </table:table-row>
        <table:table-row table:style-name="TableRow187">
          <table:table-cell table:style-name="TableCell188">
            <text:p text:style-name="Normal">1.4</text:p>
          </table:table-cell>
          <table:table-cell table:style-name="TableCell189">
            <text:p text:style-name="Normal">Test form to update customers</text:p>
          </table:table-cell>
          <table:table-cell table:style-name="TableCell190">
            <text:p text:style-name="P191">Update the new customer’s information</text:p>
          </table:table-cell>
          <table:table-cell table:style-name="TableCell192">
            <text:p text:style-name="NoSpacing">11/Jan/2016</text:p>
          </table:table-cell>
          <table:table-cell table:style-name="TableCell193">
            <text:p text:style-name="NoSpacing">CM</text:p>
          </table:table-cell>
        </table:table-row>
        <table:table-row table:style-name="TableRow194">
          <table:table-cell table:style-name="TableCell195">
            <text:p text:style-name="Normal">1.5</text:p>
          </table:table-cell>
          <table:table-cell table:style-name="TableCell196">
            <text:p text:style-name="Normal">Test form<text:s/>to Add customers</text:p>
          </table:table-cell>
          <table:table-cell table:style-name="TableCell197">
            <text:p text:style-name="P198">Add a new customer to the CustomerDB</text:p>
          </table:table-cell>
          <table:table-cell table:style-name="TableCell199">
            <text:p text:style-name="NoSpacing">11/Jan/2016</text:p>
          </table:table-cell>
          <table:table-cell table:style-name="TableCell200">
            <text:p text:style-name="NoSpacing">CM</text:p>
          </table:table-cell>
        </table:table-row>
        <table:table-row table:style-name="TableRow201">
          <table:table-cell table:style-name="TableCell202">
            <text:p text:style-name="Normal">1.6</text:p>
          </table:table-cell>
          <table:table-cell table:style-name="TableCell203">
            <text:p text:style-name="Normal">Test ad-hoc List of Current Rentals</text:p>
          </table:table-cell>
          <table:table-cell table:style-name="TableCell204">
            <text:p text:style-name="P205">Confirm DVDs on loan are displayed in the “Not Returned” form</text:p>
          </table:table-cell>
          <table:table-cell table:style-name="TableCell206">
            <text:p text:style-name="NoSpacing">11/Jan/2016</text:p>
          </table:table-cell>
          <table:table-cell table:style-name="TableCell207">
            <text:p text:style-name="NoSpacing">CM</text:p>
          </table:table-cell>
        </table:table-row>
        <table:table-row table:style-name="TableRow208">
          <table:table-cell table:style-name="TableCell209">
            <text:p text:style-name="Normal">1.7</text:p>
          </table:table-cell>
          <table:table-cell table:style-name="TableCell210">
            <text:p text:style-name="Normal">Test List of current by genre</text:p>
          </table:table-cell>
          <table:table-cell table:style-name="TableCell211">
            <text:p text:style-name="NoSpacing"><text:span text:style-name="T212">Confirm the list of DVDs “Rentals<text:s/></text:span><text:span text:style-name="T213">by Ge</text:span><text:span text:style-name="T214">n</text:span><text:span text:style-name="T215">re” is working</text:span></text:p>
          </table:table-cell>
          <table:table-cell table:style-name="TableCell216">
            <text:p text:style-name="NoSpacing">11/Jan/2016</text:p>
          </table:table-cell>
          <table:table-cell table:style-name="TableCell217">
            <text:p text:style-name="NoSpacing">CM</text:p>
          </table:table-cell>
        </table:table-row>
      </table:table>
      <text:h text:style-name="Heading2" text:outline-level="2"><text:bookmark-start text:name="_Toc440016153"/><text:bookmark-start text:name="_Toc439948496"/><text:bookmark-start text:name="_Toc185241608"/>Test Approach(s)<text:bookmark-end text:name="_Toc440016153"/><text:bookmark-end text:name="_Toc439948496"/><text:bookmark-end text:name="_Toc185241608"/></text:h>
      <text:list text:style-name="LFO4" text:continue-numbering="true">
        <text:list-item>
          <text:list>
            <text:list-item>
              <text:p text:style-name="P218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19">Requires a<text:s/>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0">Requires a tester that is familiar with the design/requirements for the project.<text:s/>Ensuring that all steps are followed and any issues are communicated effectively to the development team.</text:p>
            </text:list-item>
            <text:list-item>
              <text:p text:style-name="P221">Requires a tester that is familiar with the design/requirements for the project. Ensuring that all steps are followed and any issues are communicated<text:s/>effectively to the development team.</text:p>
            </text:list-item>
            <text:list-item>
              <text:p text:style-name="P222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3">Requires a tester that is familiar with the design/requirements for the project. Ensuring that all steps are followed and any issues are communicated effectively to the development team.</text:p>
            </text:list-item>
            <text:list-item>
              <text:p text:style-name="P224">Requires a tester that is familiar with the design/requirements for the project. Ensuring that all steps are followed and any issues are communicated effectively to the development team.</text:p>
            </text:list-item>
          </text:list>
        </text:list-item>
      </text:list>
      <text:h text:style-name="Heading2" text:outline-level="2"><text:bookmark-start text:name="_Toc440016154"/><text:bookmark-start text:name="_Toc439948497"/><text:bookmark-start text:name="_Toc185241609"/>Test Regulatory / Mandate Criteria<text:bookmark-end text:name="_Toc440016154"/><text:bookmark-end text:name="_Toc439948497"/><text:bookmark-end text:name="_Toc185241609"/></text:h>
      <text:p text:style-name="NoSpacing">N/A</text:p>
      <text:h text:style-name="Heading2" text:outline-level="2"><text:bookmark-start text:name="_Toc440016155"/><text:bookmark-start text:name="_Toc439948498"/><text:bookmark-start text:name="_Toc185241610"/>Test Pass / Fail Criteria<text:bookmark-end text:name="_Toc440016155"/><text:bookmark-end text:name="_Toc439948498"/><text:bookmark-end text:name="_Toc185241610"/></text:h>
      <text:list text:style-name="LFO5" text:continue-numbering="true">
        <text:list-item>
          <text:list>
            <text:list-item>
              <text:p text:style-name="P225">Required functionality is not present or change is not reflected in the “Rentals Table”.</text:p>
            </text:list-item>
            <text:list-item>
              <text:p text:style-name="P226">Required functionality is not present or change is not reflected in the “Rentals Table”.</text:p>
            </text:list-item>
            <text:list-item>
              <text:p text:style-name="P227">Required functionality is not present or change is not reflected in the “DVD Table”.</text:p>
            </text:list-item>
            <text:list-item>
              <text:p text:style-name="P228">Required functionality is not present or change is not reflected in the “Customer Table”.</text:p>
            </text:list-item>
            <text:list-item>
              <text:p text:style-name="P229">Required functionality is not present or change is not reflected in the “Customer Table”.</text:p>
            </text:list-item>
            <text:list-item>
              <text:p text:style-name="P230">Required functionality is not present or ad-hoc list of current rentals is not displayed.</text:p>
            </text:list-item>
            <text:list-item>
              <text:p text:style-name="P231">Required functionality is not present or list of current rentals sorted by genre is<text:s/>not displayed.</text:p>
            </text:list-item>
          </text:list>
        </text:list-item>
      </text:list>
      <text:h text:style-name="Heading2" text:outline-level="2"><text:bookmark-start text:name="_Toc440016156"/><text:bookmark-start text:name="_Toc439948499"/><text:bookmark-start text:name="_Toc185241611"/>Test Entry / Exit Criteria<text:bookmark-end text:name="_Toc440016156"/><text:bookmark-end text:name="_Toc439948499"/><text:bookmark-end text:name="_Toc185241611"/></text:h>
      <text:list text:style-name="LFO6" text:continue-numbering="true">
        <text:list-item>
          <text:list>
            <text:list-item>
              <text:p text:style-name="P232">Revert to fresh copy of the DB</text:p>
            </text:list-item>
            <text:list-item>
              <text:p text:style-name="P233">Revert to fresh copy of the DB</text:p>
            </text:list-item>
            <text:list-item>
              <text:p text:style-name="P234">Revert to fresh copy of the DB</text:p>
            </text:list-item>
            <text:list-item>
              <text:p text:style-name="P235">Revert to fresh copy of the DB</text:p>
            </text:list-item>
            <text:list-item>
              <text:p text:style-name="P236">Revert to fresh copy of the DB</text:p>
            </text:list-item>
            <text:list-item>
              <text:p text:style-name="P237">Revert to fresh copy of the DB</text:p>
            </text:list-item>
            <text:list-item>
              <text:p text:style-name="P238">Revert to fresh copy of the<text:s/>DB</text:p>
            </text:list-item>
          </text:list>
        </text:list-item>
      </text:list>
      <text:h text:style-name="Heading2" text:outline-level="2"><text:bookmark-start text:name="_Toc440016157"/><text:bookmark-start text:name="_Toc439948500"/><text:bookmark-start text:name="_Toc185241612"/>Test Deliverables<text:bookmark-end text:name="_Toc440016157"/><text:bookmark-end text:name="_Toc439948500"/><text:bookmark-end text:name="_Toc185241612"/></text:h>
      <text:p text:style-name="Normal">System Testing Test log<text:line-break/>System Testing Test Data</text:p>
      <text:h text:style-name="Heading2" text:outline-level="2"><text:bookmark-start text:name="_Toc440016158"/><text:bookmark-start text:name="_Toc439948501"/><text:bookmark-start text:name="_Toc185241613"/>Test Suspension / Resumption Criteria<text:bookmark-end text:name="_Toc440016158"/><text:bookmark-end text:name="_Toc439948501"/><text:bookmark-end text:name="_Toc185241613"/></text:h>
      <text:p text:style-name="NoSpacing">Test should be suspended if any errors or unintended functionality is discovered.</text:p>
      <text:h text:style-name="Heading2" text:outline-level="2"><text:bookmark-start text:name="_Toc440016159"/><text:bookmark-start text:name="_Toc439948502"/><text:bookmark-start text:name="_Toc185241614"/>Test Environmental / Staffing / Training Needs<text:bookmark-end text:name="_Toc440016159"/><text:bookmark-end text:name="_Toc439948502"/><text:bookmark-end text:name="_Toc185241614"/></text:h>
      <text:p text:style-name="NoSpacing"><text:bookmark-start text:name="_Toc185241615"/>N/a</text:p>
      <text:p text:style-name="NoSpacing"/>
      <text:h text:style-name="P239" text:outline-level="1"><text:bookmark-start text:name="_Toc440016160"/><text:bookmark-start text:name="_Toc439948503"/><text:soft-page-break/>User<text:s/>Acceptance Testing<text:bookmark-end text:name="_Toc185241615"/><text:bookmark-end text:name="_Toc440016160"/><text:bookmark-end text:name="_Toc439948503"/></text:h>
      <text:h text:style-name="Heading2" text:outline-level="2"><text:bookmark-start text:name="_Toc440016161"/><text:bookmark-start text:name="_Toc439948504"/><text:bookmark-start text:name="_Toc185241616"/>Test Risks / Issues<text:bookmark-end text:name="_Toc440016161"/><text:bookmark-end text:name="_Toc439948504"/><text:bookmark-end text:name="_Toc185241616"/></text:h>
      <text:p text:style-name="NoSpacing">N/a</text:p>
      <text:h text:style-name="Heading2" text:outline-level="2"><text:bookmark-start text:name="_Toc440016162"/><text:bookmark-start text:name="_Toc439948505"/><text:bookmark-start text:name="_Toc185241617"/>Items to be Tested / Not Tested<text:bookmark-end text:name="_Toc440016162"/><text:bookmark-end text:name="_Toc439948505"/><text:bookmark-end text:name="_Toc185241617"/></text:h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Item to Test</text:p>
          </table:table-cell>
          <table:table-cell table:style-name="TableCell248">
            <text:p text:style-name="P249">Test Description</text:p>
          </table:table-cell>
          <table:table-cell table:style-name="TableCell250">
            <text:p text:style-name="P251">Test Date</text:p>
          </table:table-cell>
          <table:table-cell table:style-name="TableCell252">
            <text:p text:style-name="NoSpacing"><text:span text:style-name="T253">Responsibi</text:span><text:span text:style-name="T254">l</text:span><text:span text:style-name="T255">ity</text:span></text:p>
          </table:table-cell>
        </table:table-row>
        <table:table-row table:style-name="TableRow256">
          <table:table-cell table:style-name="TableCell257">
            <text:p text:style-name="Normal">1.1</text:p>
          </table:table-cell>
          <table:table-cell table:style-name="TableCell258">
            <text:p text:style-name="Normal">Test form recording Rentals</text:p>
          </table:table-cell>
          <table:table-cell table:style-name="TableCell259">
            <text:p text:style-name="NoSpacing"><text:span text:style-name="T260">Set an existing DVD to “ren</text:span><text:span text:style-name="T261">t</text:span><text:span text:style-name="T262">ed”</text:span></text:p>
          </table:table-cell>
          <table:table-cell table:style-name="TableCell263">
            <text:p text:style-name="NoSpacing">11/Jan/2016</text:p>
          </table:table-cell>
        </table:table-row>
        <table:table-row table:style-name="TableRow264">
          <table:table-cell table:style-name="TableCell265">
            <text:p text:style-name="Normal">1.2</text:p>
          </table:table-cell>
          <table:table-cell table:style-name="TableCell266">
            <text:p text:style-name="Normal">Test form recording returns</text:p>
          </table:table-cell>
          <table:table-cell table:style-name="TableCell267">
            <text:p text:style-name="NoSpacing"><text:span text:style-name="T268">Set an existing<text:s/></text:span><text:span text:style-name="T269">DVD to “r</text:span><text:span text:style-name="T270">e</text:span><text:span text:style-name="T271">turned”</text:span></text:p>
          </table:table-cell>
          <table:table-cell table:style-name="TableCell272">
            <text:p text:style-name="NoSpacing">11/Jan/2016</text:p>
          </table:table-cell>
        </table:table-row>
        <table:table-row table:style-name="TableRow273">
          <table:table-cell table:style-name="TableCell274">
            <text:p text:style-name="Normal">1.3</text:p>
          </table:table-cell>
          <table:table-cell table:style-name="TableCell275">
            <text:p text:style-name="Normal">Test form to add DVDs</text:p>
          </table:table-cell>
          <table:table-cell table:style-name="TableCell276">
            <text:p text:style-name="P277">Add a new DVD movie to DVDDB</text:p>
          </table:table-cell>
          <table:table-cell table:style-name="TableCell278">
            <text:p text:style-name="NoSpacing">11/Jan/2016</text:p>
          </table:table-cell>
        </table:table-row>
        <table:table-row table:style-name="TableRow279">
          <table:table-cell table:style-name="TableCell280">
            <text:p text:style-name="Normal">1.4</text:p>
          </table:table-cell>
          <table:table-cell table:style-name="TableCell281">
            <text:p text:style-name="Normal">Test form to update customers</text:p>
          </table:table-cell>
          <table:table-cell table:style-name="TableCell282">
            <text:p text:style-name="P283">Update the new customer’s information</text:p>
          </table:table-cell>
          <table:table-cell table:style-name="TableCell284">
            <text:p text:style-name="NoSpacing">11/Jan/2016</text:p>
          </table:table-cell>
        </table:table-row>
        <table:table-row table:style-name="TableRow285">
          <table:table-cell table:style-name="TableCell286">
            <text:p text:style-name="Normal">1.5</text:p>
          </table:table-cell>
          <table:table-cell table:style-name="TableCell287">
            <text:p text:style-name="Normal">Test form to Add customers</text:p>
          </table:table-cell>
          <table:table-cell table:style-name="TableCell288">
            <text:p text:style-name="P289">Add a new customer to the CustomerDB</text:p>
          </table:table-cell>
          <table:table-cell table:style-name="TableCell290">
            <text:p text:style-name="NoSpacing">11/Jan/2016</text:p>
          </table:table-cell>
        </table:table-row>
        <table:table-row table:style-name="TableRow291">
          <table:table-cell table:style-name="TableCell292">
            <text:p text:style-name="Normal">1.6</text:p>
          </table:table-cell>
          <table:table-cell table:style-name="TableCell293">
            <text:p text:style-name="Normal">Test ad-hoc List of Current Rentals</text:p>
          </table:table-cell>
          <table:table-cell table:style-name="TableCell294">
            <text:p text:style-name="NoSpacing"><text:span text:style-name="T295">Confirm DVDs on loan are displayed in the “Not R</text:span><text:span text:style-name="T296">e</text:span><text:span text:style-name="T297">turned” form</text:span></text:p>
          </table:table-cell>
          <table:table-cell table:style-name="TableCell298">
            <text:p text:style-name="NoSpacing">11/Jan/2016</text:p>
          </table:table-cell>
        </table:table-row>
        <table:table-row table:style-name="TableRow299">
          <table:table-cell table:style-name="TableCell300">
            <text:p text:style-name="Normal">1.7</text:p>
          </table:table-cell>
          <table:table-cell table:style-name="TableCell301">
            <text:p text:style-name="Normal">Test List of current by genre</text:p>
          </table:table-cell>
          <table:table-cell table:style-name="TableCell302">
            <text:p text:style-name="NoSpacing"><text:span text:style-name="T303">Confirm the list of DVDs “Rentals by Genre” is wor</text:span><text:span text:style-name="T304">k</text:span><text:span text:style-name="T305">ing</text:span></text:p>
          </table:table-cell>
          <table:table-cell table:style-name="TableCell306">
            <text:p text:style-name="NoSpacing">11/Jan/2016</text:p>
          </table:table-cell>
        </table:table-row>
      </table:table>
      <text:h text:style-name="Heading2" text:outline-level="2"><text:bookmark-start text:name="_Toc440016163"/><text:bookmark-start text:name="_Toc439948506"/><text:bookmark-start text:name="_Toc185241618"/>Test Approach(s)<text:bookmark-end text:name="_Toc440016163"/><text:bookmark-end text:name="_Toc439948506"/><text:bookmark-end text:name="_Toc185241618"/></text:h>
      <text:list text:style-name="LFO4">
        <text:list-item text:start-value="1">
          <text:list>
            <text:list-item text:start-value="1">
              <text:p text:style-name="P307">Requires<text:s/>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08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09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10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11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12">Requires a tester that is unfamiliar with the design/requirements for the project. Ensuring that all steps are followed and any issues are communicated effectively to the development team.</text:p>
            </text:list-item>
            <text:list-item>
              <text:p text:style-name="P313">Requires a tester that is unfamiliar with the design/requirements for the project. Ensuring that all steps are followed and any issues are communicated effectively to the development team.</text:p>
            </text:list-item>
          </text:list>
        </text:list-item>
      </text:list>
      <text:h text:style-name="Heading2" text:outline-level="2"><text:bookmark-start text:name="_Toc440016164"/><text:bookmark-start text:name="_Toc439948507"/><text:bookmark-start text:name="_Toc185241619"/><text:soft-page-break/>Test Regulatory / Mandate Criteria<text:bookmark-end text:name="_Toc440016164"/><text:bookmark-end text:name="_Toc439948507"/><text:bookmark-end text:name="_Toc185241619"/></text:h>
      <text:p text:style-name="NoSpacing">N/a</text:p>
      <text:h text:style-name="Heading2" text:outline-level="2"><text:bookmark-start text:name="_Toc440016165"/><text:bookmark-start text:name="_Toc439948508"/><text:bookmark-start text:name="_Toc185241620"/>Test Pass / Fail Criteria<text:bookmark-end text:name="_Toc440016165"/><text:bookmark-end text:name="_Toc439948508"/><text:bookmark-end text:name="_Toc185241620"/></text:h>
      <text:list text:style-name="LFO5">
        <text:list-item text:start-value="1">
          <text:list>
            <text:list-item text:start-value="1">
              <text:p text:style-name="P314">Required functionality is not present or too complex for the user to accomplish the task.</text:p>
            </text:list-item>
            <text:list-item>
              <text:p text:style-name="P315">Required functionality is not present or too complex for the user<text:s/>to accomplish the task.</text:p>
            </text:list-item>
            <text:list-item>
              <text:p text:style-name="P316">Required functionality is not present or too complex for the user to accomplish the task.</text:p>
            </text:list-item>
            <text:list-item>
              <text:p text:style-name="P317">Required functionality is not present or too complex for the user to accomplish the task.</text:p>
            </text:list-item>
            <text:list-item>
              <text:p text:style-name="P318">Required functionality is not present or too complex<text:s/>for the user to accomplish the task.</text:p>
            </text:list-item>
            <text:list-item>
              <text:p text:style-name="P319">Required functionality is not present or too complex for the user to accomplish the task.</text:p>
            </text:list-item>
            <text:list-item>
              <text:p text:style-name="P320">Required functionality is not present or too complex for the user to accomplish the task.</text:p>
            </text:list-item>
          </text:list>
        </text:list-item>
      </text:list>
      <text:h text:style-name="Heading2" text:outline-level="2"><text:bookmark-start text:name="_Toc440016166"/><text:bookmark-start text:name="_Toc439948509"/><text:bookmark-start text:name="_Toc185241621"/>Test Entry / Exit Criteria<text:bookmark-end text:name="_Toc440016166"/><text:bookmark-end text:name="_Toc439948509"/><text:bookmark-end text:name="_Toc185241621"/></text:h>
      <text:list text:style-name="LFO6">
        <text:list-item text:start-value="1">
          <text:list>
            <text:list-item text:start-value="1">
              <text:p text:style-name="P321">Revert to fresh copy of the DB</text:p>
            </text:list-item>
            <text:list-item>
              <text:p text:style-name="P322">Revert to fresh copy of the DB</text:p>
            </text:list-item>
            <text:list-item>
              <text:p text:style-name="P323">Revert to fresh copy of the DB</text:p>
            </text:list-item>
            <text:list-item>
              <text:p text:style-name="P324">Revert to fresh copy of the DB</text:p>
            </text:list-item>
            <text:list-item>
              <text:p text:style-name="P325">Revert to fresh copy of the DB</text:p>
            </text:list-item>
            <text:list-item>
              <text:p text:style-name="P326">Revert to fresh copy of the DB</text:p>
            </text:list-item>
            <text:list-item>
              <text:p text:style-name="P327">Revert to fresh copy of the DB</text:p>
            </text:list-item>
          </text:list>
        </text:list-item>
      </text:list>
      <text:h text:style-name="Heading2" text:outline-level="2"><text:bookmark-start text:name="_Toc440016167"/><text:bookmark-start text:name="_Toc439948510"/><text:bookmark-start text:name="_Toc185241622"/>Test Deliverables<text:bookmark-end text:name="_Toc440016167"/><text:bookmark-end text:name="_Toc439948510"/><text:bookmark-end text:name="_Toc185241622"/></text:h>
      <text:p text:style-name="NoSpacing">User beta experience logs</text:p>
      <text:p text:style-name="NoSpacing">Design<text:s/>feedback from tester survey</text:p>
      <text:p text:style-name="NoSpacing">Additional bug reports from user beta testing</text:p>
      <text:h text:style-name="Heading2" text:outline-level="2"><text:bookmark-start text:name="_Toc440016168"/><text:bookmark-start text:name="_Toc439948511"/><text:bookmark-start text:name="_Toc185241623"/>Test Suspension / Resumption Criteria<text:bookmark-end text:name="_Toc440016168"/><text:bookmark-end text:name="_Toc439948511"/><text:bookmark-end text:name="_Toc185241623"/></text:h>
      <text:p text:style-name="NoSpacing">Test should be suspended if any errors or unintended functionality is discovered. Additional requirement of unfamiliar, non-technical testers should be able to complete any test within &lt;5 mins for first time use, and &lt;30 seconds for second time use.</text:p>
      <text:h text:style-name="Heading2" text:outline-level="2"><text:bookmark-start text:name="_Toc440016169"/><text:bookmark-start text:name="_Toc439948512"/><text:bookmark-start text:name="_Toc185241624"/>Test Environmental / Staffing / Training Needs<text:bookmark-end text:name="_Toc440016169"/><text:bookmark-end text:name="_Toc439948512"/><text:bookmark-end text:name="_Toc185241624"/></text:h>
      <text:p text:style-name="NoSpacing">N/a</text:p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Bibliography" style:display-name="Bibliography" style:family="paragraph" style:parent-style-name="Normal" style:next-style-name="Normal"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language="en" fo:country="US" style:language-asian="ja" style:country-asian="JP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language="en" fo:country="US" style:language-asian="ja" style:country-asian="JP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language="en" fo:country="US" style:language-asian="ja" style:country-asian="JP" fo:hyphenate="true"/>
    </style:style>
    <style:style style:name="BodyText" style:display-name="Body Text" style:family="paragraph" style:parent-style-name="Normal">
      <style:paragraph-properties fo:text-align="justify" fo:margin-top="0.0416in" fo:margin-bottom="0.0833in" fo:line-height="100%" fo:margin-left="0.4in">
        <style:tab-stops/>
      </style:paragraph-properties>
      <style:text-properties style:font-name="Times New Roman" fo:font-size="12pt" style:font-size-asian="12pt" style:font-size-complex="12pt" fo:language="en" fo:country="US" fo:hyphenate="true"/>
    </style:style>
    <style:style style:name="InfoBlue" style:display-name="InfoBlue" style:family="paragraph" style:parent-style-name="Normal" style:next-style-name="BodyText">
      <style:paragraph-properties fo:widows="0" fo:orphans="0" fo:text-align="justify" fo:margin-bottom="0.0833in" style:line-height-at-least="0.1666in" fo:margin-left="0.4in">
        <style:tab-stops/>
      </style:paragraph-properties>
      <style:text-properties style:font-name="Times New Roman" fo:font-style="italic" style:font-style-asian="italic" fo:color="#0000FF" fo:font-size="12pt" style:font-size-asian="12pt" style:font-size-complex="10pt" fo:language="en" fo:country="US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 fo:line-height="100%"/>
      <style:text-properties style:font-name="Times New Roman" style:font-name-complex="Arial" fo:font-size="10pt" style:font-size-asian="10pt" style:font-size-complex="10pt" fo:language="en" fo:country="US" fo:hyphenate="true"/>
    </style:style>
    <style:style style:name="Tabletext" style:display-name="Tabletext" style:family="paragraph" style:parent-style-name="Normal">
      <style:paragraph-properties fo:keep-together="always" fo:widows="0" fo:orphans="0" fo:margin-bottom="0in" style:line-height-at-least="0.1666in"/>
      <style:text-properties style:font-name="Arial" fo:font-size="10pt" style:font-size-asian="10pt" style:font-size-complex="10pt" fo:language="en" fo:country="U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Char" style:display-name="Body Text Char" style:family="text" style:parent-style-name="DefaultParagraphFont">
      <style:text-properties style:font-name="Times New Roman" fo:font-size="12pt" style:font-size-asian="12pt" style:font-size-complex="12pt" fo:language="en" fo:country="U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2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4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5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text:list-style style:name="LFO6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2</text:page-number></text:span><text:s/>of<text:s/><text:span text:style-name="T3"><text:page-count>9</text:page-count></text:span></text:p>
        <text:p text:style-name="Header"/>
      </style:header>
      <style:footer>
        <text:p text:style-name="P4">Ciarán Maher<text:line-break/>ICT_SoftwareApplicationTesting<text:line-break/>11<text:span text:style-name="T5">th</text:span>/January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6-01-11T11:30:00Z</meta:creation-date>
    <dc:date>2016-01-26T10:52:00Z</dc:date>
    <meta:template xlink:href="Normal" xlink:type="simple"/>
    <meta:editing-cycles>1</meta:editing-cycles>
    <meta:editing-duration>PT25440S</meta:editing-duration>
    <meta:document-statistic meta:page-count="9" meta:paragraph-count="23" meta:word-count="1770" meta:character-count="11839" meta:row-count="84" meta:non-whitespace-character-count="10092"/>
  </office:meta>
</office:document-meta>
</file>